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font-name="Liberation Sans1" fo:font-size="12pt" officeooo:paragraph-rsid="06ea0c04" style:font-size-asian="12pt" style:font-name-complex="David CLM" style:font-size-complex="12pt"/>
    </style:style>
    <style:style style:name="P4"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e928d1" style:font-size-asian="12pt" style:font-name-complex="David CLM" style:font-size-complex="12pt"/>
    </style:style>
    <style:style style:name="P5"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74256" style:font-size-asian="12pt" style:font-name-complex="David CLM" style:font-size-complex="12pt"/>
    </style:style>
    <style:style style:name="P6"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8ab52" style:font-size-asian="12pt" style:font-name-complex="David CLM" style:font-size-complex="12pt"/>
    </style:style>
    <style:style style:name="P7"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034f66" style:font-size-asian="12pt" style:font-name-complex="David CLM" style:font-size-complex="12pt"/>
    </style:style>
    <style:style style:name="P8"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20978" style:font-size-asian="12pt" style:font-name-complex="David CLM" style:font-size-complex="12pt"/>
    </style:style>
    <style:style style:name="P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42392" style:font-size-asian="12pt" style:font-name-complex="David CLM" style:font-size-complex="12pt"/>
    </style:style>
    <style:style style:name="P10"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6f20978"/>
    </style:style>
    <style:style style:name="P11"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7034f66"/>
    </style:style>
    <style:style style:name="P12" style:family="paragraph" style:parent-style-name="Default_7e_LT_7e_Gliederung_20_1">
      <style:paragraph-properties fo:margin-top="0.1965in" fo:margin-bottom="0in" loext:contextual-spacing="false" fo:line-height="100%" fo:text-align="end" style:justify-single-word="false" style:writing-mode="rl-tb"/>
      <style:text-properties officeooo:rsid="06f9ec6e" officeooo:paragraph-rsid="06f9ec6e"/>
    </style:style>
    <style:style style:name="P13" style:family="paragraph" style:parent-style-name="Text_20_body">
      <style:paragraph-properties fo:line-height="100%"/>
      <style:text-properties style:font-name="David CLM" officeooo:rsid="02d00e5f" officeooo:paragraph-rsid="032aa1da" style:font-name-complex="David CLM"/>
    </style:style>
    <style:style style:name="P14" style:family="paragraph" style:parent-style-name="Heading_20_2">
      <style:paragraph-properties fo:line-height="100%" fo:text-align="start" style:justify-single-word="false" style:writing-mode="lr-tb"/>
      <style:text-properties style:font-name="David CLM" officeooo:rsid="068d6010" officeooo:paragraph-rsid="0704f640" style:font-name-complex="David CLM"/>
    </style:style>
    <style:style style:name="P15"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16"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7" style:family="paragraph" style:parent-style-name="Heading_20_2">
      <style:paragraph-properties fo:line-height="100%"/>
      <style:text-properties style:font-name="David CLM" style:font-name-complex="David CLM"/>
    </style:style>
    <style:style style:name="P18" style:family="paragraph" style:parent-style-name="Heading_20_2">
      <style:paragraph-properties fo:line-height="100%" fo:text-align="end" style:justify-single-word="false" style:writing-mode="rl-tb"/>
      <style:text-properties style:font-name="David CLM" officeooo:rsid="07040173" officeooo:paragraph-rsid="07040173" style:font-name-complex="David CLM"/>
    </style:style>
    <style:style style:name="P19" style:family="paragraph" style:parent-style-name="Heading_20_2" style:list-style-name="L3">
      <style:paragraph-properties fo:line-height="100%" fo:text-align="start" style:justify-single-word="false" style:writing-mode="lr-tb"/>
      <style:text-properties officeooo:paragraph-rsid="0704f640"/>
    </style:style>
    <style:style style:name="P20"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e928d1" officeooo:paragraph-rsid="06e928d1" style:font-name-complex="David CLM"/>
    </style:style>
    <style:style style:name="P21"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9eb07"/>
    </style:style>
    <style:style style:name="P22"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a0c04"/>
    </style:style>
    <style:style style:name="P23"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a0c04" officeooo:paragraph-rsid="06ea0c04" style:letter-kerning="true" style:font-size-asian="12pt" style:font-style-asian="normal" style:font-weight-asian="normal" style:font-name-complex="David CLM" style:font-size-complex="12pt" style:font-style-complex="italic" style:text-emphasize="none"/>
    </style:style>
    <style:style style:name="P24"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5"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26" style:family="paragraph" style:parent-style-name="Default_7e_LT_7e_Gliederung_20_1" style:list-style-name="L2">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27"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8"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29"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6e9eb07" officeooo:paragraph-rsid="06ea0c04" style:font-size-asian="12pt" style:font-name-complex="David CLM" style:font-size-complex="12pt"/>
    </style:style>
    <style:style style:name="T1" style:family="text">
      <style:text-properties style:font-name="David CLM" officeooo:rsid="0704f640" style:font-name-complex="David CLM"/>
    </style:style>
    <style:style style:name="T2" style:family="text">
      <style:text-properties style:font-name="David CLM" officeooo:rsid="07040173" style:font-name-complex="David CLM"/>
    </style:style>
    <style:style style:name="T3" style:family="text">
      <style:text-properties style:font-name="David CLM" officeooo:rsid="0706baaa" style:font-name-complex="David CLM"/>
    </style:style>
    <style:style style:name="T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6fc78dd"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6fdda70"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6fef820"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700b0e7" style:letter-kerning="true"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701cd17" style:letter-kerning="true"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7034f66" style:letter-kerning="true"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6"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7"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8"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29"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38"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name-complex="David CLM" style:text-emphasize="none"/>
    </style:style>
    <style:style style:name="T39" style:family="text">
      <style:text-properties style:use-window-font-color="true"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40"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font-name-complex="David CLM" style:text-emphasize="none"/>
    </style:style>
    <style:style style:name="T41" style:family="text">
      <style:text-properties style:use-window-font-color="true"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font-name-complex="David CLM" style:text-emphasize="none"/>
    </style:style>
    <style:style style:name="T42" style:family="text">
      <style:text-properties style:use-window-font-color="true"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43"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44"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45" style:family="text">
      <style:text-properties officeooo:rsid="070a7ee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חלוקה הוגנת ביישוב סכסוכים</text:h>
      <text:p text:style-name="P29">היום נלמד על אלגוריתם לחלוקה הוגנת, ה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3"><text:span text:style-name="T42">האלגוריתם מתייחס ל</text:span><text:span text:style-name="T38">שני שותפים</text:span><text:span text:style-name="T39">/בני זוג</text:span><text:span text:style-name="T40"> </text:span><text:span text:style-name="T41">הרוצים להיפרד </text:span><text:span text:style-name="T40">(</text:span><text:span text:style-name="T41">לצורך הדיון נקרא להם "</text:span><text:span text:style-name="T40">דונאלד</text:span><text:span text:style-name="T41">"</text:span><text:span text:style-name="T40"> ו</text:span><text:span text:style-name="T41">"</text:span><text:span text:style-name="T40">איואנה</text:span><text:span text:style-name="T41">"</text:span><text:span text:style-name="T40">)</text:span><text:span text:style-name="T38">.</text:span><text:span text:style-name="T39"> יש </text:span><text:span text:style-name="T40">m </text:span><text:span text:style-name="T38">חפצים או נושאים שיש עליהם מחלוקת</text:span><text:span text:style-name="T39">. </text:span><text:span text:style-name="T38">כל שותף מייחס ערך </text:span><text:span text:style-name="T39">שונה </text:span><text:span text:style-name="T38">לכל נושא</text:span><text:span text:style-name="T39">; הערכים נמדדים באחוזים (כך שעבור כל שותף, סכום הערכים של כל החפצים הוא 100). </text:span><text:span text:style-name="T38">האתגר </text:span><text:span text:style-name="T39">הוא</text:span><text:span text:style-name="T38"> להחליט מי יקבל כל חפץ/נושא כך ש</text:span><text:span text:style-name="T39">יתקיימו התכונות הבאות:</text:span></text:p>
      <text:list xml:id="list2667486188" text:style-name="L1">
        <text:list-item>
          <text:p text:style-name="P21"><text:span text:style-name="T31">אין </text:span><text:span text:style-name="T30">קנאה</text:span><text:span text:style-name="T31">;</text:span></text:p>
        </text:list-item>
        <text:list-item>
          <text:p text:style-name="P21"><text:span text:style-name="T30">התוצאה </text:span><text:span text:style-name="T31">היא </text:span><text:span text:style-name="T30">יעילה</text:span><text:span text:style-name="T31">-</text:span><text:span text:style-name="T30">פארטו</text:span><text:span text:style-name="T31">;</text:span></text:p>
        </text:list-item>
        <text:list-item>
          <text:p text:style-name="P22"><text:span text:style-name="T31">צריך </text:span><text:span text:style-name="T30">לחתוך חפץ אחד לכל היותר.</text:span></text:p>
        </text:list-item>
      </text:list>
      <text:p text:style-name="P23"/>
      <text:p text:style-name="P15"><text:span text:style-name="T37">ניסיון ראשון</text:span><text:span text:style-name="T32">: נסדר את כל הנושאים בשורה ונתייחס אליהם כמו עוגה. נבקש מדונאלד לחתוך ומאיואנה לבחור (או להיפך). בשיטה זו </text:span><text:span text:style-name="T30">אין קנאה</text:span><text:span text:style-name="T32">, ולכל היותר</text:span><text:span text:style-name="T30"> חפץ אחד נחתך</text:span><text:span text:style-name="T32">. אבל החלוקה לא בהכרח יעילה פארטו (קל למצוא דוגמאות לכך).</text:span></text:p>
      <text:p text:style-name="P24"/>
      <text:p text:style-name="P15"><text:span text:style-name="T37">ניסיון שני</text:span><text:span text:style-name="T32">: </text:span><text:span text:style-name="T30">כל חפץ נמסר למי </text:span><text:span text:style-name="T32">שמייחס לו את הניקוד הגבוה ביותר. החלוקה ממקסמת את סכום הערכים, ולכן היא יעילה פארטו (כמו שהוכחנו בעבר), אבל יש קנאה (קל למצוא דוגמאות לכך).</text:span></text:p>
      <text:p text:style-name="P4"><text:span text:style-name="T27">ניסיון שלישי</text:span><text:span text:style-name="T16">: </text:span><text:span text:style-name="T17">נתייחס לנושאים כמו לסחורות, ונמצא חלוקה הממקסמת את </text:span><text:span text:style-name="T16">מכפלת הערכים.</text:span><text:span text:style-name="T17"> כפי שהוכחנו, החלוקה תהיה ללא קנאה וגם יעילה </text:span><text:span text:style-name="T6">פארטו; אבל</text:span><text:span text:style-name="T7">,</text:span><text:span text:style-name="T6"> לא </text:span><text:span text:style-name="T7">לגמרי </text:span><text:span text:style-name="T6">ברור כמה חפצים נחתכים.</text:span><text:span text:style-name="T7"> </text:span><text:span text:style-name="T6">בנוסף, </text:span><text:span text:style-name="T7">כדי לחשב את החלוקה צריך להשתמש ב Mathematica, ואנחנו מחפשים תהליך פשוט שכל אדם יכול להריץ עם נייר ועט.</text:span></text:p>
      <text:p text:style-name="Heading_20_2"><text:span text:style-name="T7">א</text:span><text:span text:style-name="T6">לגוריתם המנצח המתוקן</text:span></text:p>
      <text:p text:style-name="P8"><text:span text:style-name="T15">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18"> התיאור כאן שונה ופשוט יותר מהתיאור המקורי.</text:span></text:p>
      <text:p text:style-name="P9"><text:span text:style-name="T15">צעד </text:span><text:span text:style-name="T19">א</text:span><text:span text:style-name="T15">. עבור כל חפץ, חשב את </text:span><text:span text:style-name="T29">יחס הניקוד</text:span><text:span text:style-name="T15"> בין </text:span><text:span text:style-name="T20">דונאלד לאיואנה. </text:span><text:span text:style-name="T15">סדר </text:span><text:span text:style-name="T18">את החפצים </text:span><text:span text:style-name="T15">מימין לשמאל </text:span><text:span text:style-name="T28">בסדר עולה </text:span><text:span text:style-name="T23">של </text:span><text:span text:style-name="T22">יחס זה - כך שבצד ימין נמצאים החפצים </text:span><text:span text:style-name="T24">שאיואנה מייחסת להם ניקוד גבוה יותר, </text:span><text:span text:style-name="T22">ובצד שמאל - החפצים </text:span><text:span text:style-name="T24">שדונאלד </text:span><text:span text:style-name="T22">מייחס להם ערך גבוה יותר.</text:span></text:p>
      <text:p text:style-name="P25">צעד ב. איתחול: תן את כל החפצים לדונאלד.</text:p>
      <text:p text:style-name="P5"><text:span text:style-name="T25">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6"> </text:span><text:span text:style-name="T21">אם הסכומים של שני השחקנים שוים - סיים. </text:span></text:p>
      <text:p text:style-name="P10"><text:span text:style-name="T43">צעד </text:span><text:span text:style-name="T44">ד</text:span><text:span text:style-name="T30">. אם </text:span><text:span text:style-name="T33">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2"><text:span text:style-name="T33">ל</text:span><text:span text:style-name="T30">הדגמה, ראו בגליון </text:span><text:span text:style-name="T34">האלקטרוני</text:span><text:span text:style-name="T30">winner.ods.</text:span></text:p>
      <text:p text:style-name="P6"><text:span text:style-name="T26">משפט</text:span><text:span text:style-name="T16">: אלגוריתם “המנצח המתוקן” מחזיר תמיד חלוקה יעילה פארטו.</text:span></text:p>
      <text:p text:style-name="P7"><text:span text:style-name="T14">הוכחה</text:span><text:span text:style-name="T6">: יהי r יחס-הניקוד של החפץ </text:span><text:span text:style-name="T10">שנחתך (או, אם אף חפץ לא נחתך - החפץ האחרון שהועבר מדונאלד לאיואנה).</text:span><text:span text:style-name="T13"> </text:span><text:span text:style-name="T6">נכפיל את הניקוד של </text:span><text:span text:style-name="T9">איואנה </text:span><text:span text:style-name="T6">ב-r. עכשיו</text:span><text:span text:style-name="T10">,</text:span><text:span text:style-name="T6"> בחלוקה הסופית, כל חפץ נמסר למי שנותן לו ניקוד מירבי</text:span><text:span text:style-name="T11"> (ראו דוגמה בגליון </text:span><text:span text:style-name="T12">הנ"ל</text:span><text:span text:style-name="T11">).</text:span><text:span text:style-name="T13"> <text:s/></text:span><text:span text:style-name="T6">מכאן</text:span><text:span text:style-name="T8">,</text:span><text:span text:style-name="T6"> </text:span><text:span text:style-name="T8">ש</text:span><text:span text:style-name="T6">החלוקה הסופית ממקסמת </text:span><text:span text:style-name="T13">את ה</text:span><text:span text:style-name="T6">סכום: <text:s/>r*v[loser] + v[winner].</text:span><text:span text:style-name="T13"> <text:s/>כפי שהוכחנו בהרצאה קודמת, חלוקה הממקסמת סכום היא יעילה פארטו. ***</text:span></text:p>
      <text:p text:style-name="P7"><text:span text:style-name="T14">משפט</text:span><text:span text:style-name="T6">: אלגוריתם “המנצח המתוקן” מחזיר תמיד חלוקה ללא קנאה.</text:span></text:p>
      <text:p text:style-name="P11"><text:span text:style-name="T36">הוכחה</text:span><text:span text:style-name="T30">: לשני השותפים ניקוד שווה. </text:span><text:span text:style-name="T35"><text:s/></text:span><text:span text:style-name="T30">אילו הניקוד היה קטן מ-50, הם היו יכולים להתחלף וזה היה שיפור פארטו – סתירה למשפט הקודם. ***</text:span></text:p>
      <text:p text:style-name="P16"/>
      <text:p text:style-name="P17">מקורות</text:p>
      <text:list xml:id="list204037979" text:style-name="L2">
        <text:list-item>
          <text:p text:style-name="P26"><text:span text:style-name="T4">Brams and Taylor: </text:span><text:span text:style-name="T5">"</text:span><text:span text:style-name="T4">Fair Division</text:span><text:span text:style-name="T5">"</text:span><text:span text:style-name="T4"> (1996 book), </text:span><text:span text:style-name="T5">"</text:span><text:span text:style-name="T4">The Win-Win Solution</text:span><text:span text:style-name="T5">"</text:span><text:span text:style-name="T4"> (1999 book).</text:span></text:p>
        </text:list-item>
        <text:list-item>
          <text:p text:style-name="P27">הקורס של ויליאם גסרך – כולל מצגות סטודנטים על יישומים של האלגוריתם במקרים שונים:http://www.cs.umd.edu/~gasarch/COURSES/209/S15</text:p>
          <text:list>
            <text:list-item>
              <text:p text:style-name="P28">מצגת על דונאלד ואיואנה: http://www.cs.umd.edu/~gasarch/COURSES/209/S15/trump.pptx</text:p>
            </text:list-item>
          </text:list>
        </text:list-item>
        <text:list-item>
          <text:p text:style-name="P27">האתר של אוניברסיטת ניו-יורק – כולל הדגמה חיה ואפשרות לשלם כדי לקבל הסכם פורמלי:http://www.nyu.edu/projects/adjustedwinner/</text:p>
        </text:list-item>
        <text:list-item>
          <text:p text:style-name="P27">http://fairoutcomes.com/fd.html</text:p>
        </text:list-item>
      </text:list>
      <text:p text:style-name="P18">מאמרים להרחבה ולמטלת רשות</text:p>
      <text:list xml:id="list3615703554" text:style-name="L3">
        <text:list-item>
          <text:p text:style-name="P19"><text:span text:style-name="Citation"><text:span text:style-name="T1">Haris Aziz et al (2015): <text:s/></text:span></text:span><text:a xlink:type="simple" xlink:href="http://www.aaai.org/ocs/index.php/IJCAI/IJCAI15/paper/download/11147/10727" text:style-name="Internet_20_link" text:visited-style-name="Visited_20_Internet_20_Link"><text:span text:style-name="Citation"><text:span text:style-name="T2">"The Adjusted Winner Procedure: Characterizations and Equilibria"</text:span></text:span></text:a><text:span text:style-name="Citation"><text:span text:style-name="T2">. </text:span></text:span></text:p>
        </text:list-item>
        <text:list-item>
          <text:p text:style-name="P19"><text:span text:style-name="Citation"><text:span text:style-name="T2">Brams, Steven J.; Togman, Jeffrey M. (1996). </text:span></text:span><text:a xlink:type="simple" xlink:href="https://journals.sagepub.com/doi/10.1177/073889429601500105" text:style-name="Internet_20_link" text:visited-style-name="Visited_20_Internet_20_Link"><text:span text:style-name="Citation"><text:span text:style-name="T2">"Camp David: Was The Agreement Fair?"</text:span></text:span></text:a><text:span text:style-name="Citation"><text:span text:style-name="T2">. </text:span></text:span></text:p>
        </text:list-item>
        <text:list-item>
          <text:p text:style-name="P19"><text:span text:style-name="Citation"><text:span text:style-name="T2">Willson, Stephen (1995). </text:span></text:span><text:a xlink:type="simple" xlink:href="https://swillson.public.iastate.edu/FairDivisionUsingLPUnpublished6.pdf" text:style-name="Internet_20_link" text:visited-style-name="Visited_20_Internet_20_Link"><text:span text:style-name="Citation"><text:span text:style-name="T2">"Fair Division using Linear Programming"</text:span></text:span></text:a><text:span text:style-name="Citation"><text:span text:style-name="T3">.</text:span></text:span></text:p>
        </text:list-item>
      </text:list>
      <text:p text:style-name="P14"/>
      <text:p text:style-name="P13">סיכם: אראל סגל-הלוי.</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4T12:46:30.547251672</dc:date>
    <meta:editing-duration>P14DT19H14M57S</meta:editing-duration>
    <meta:editing-cycles>1602</meta:editing-cycles>
    <meta:document-statistic meta:table-count="0" meta:image-count="0" meta:object-count="0" meta:page-count="1" meta:paragraph-count="33" meta:word-count="605" meta:character-count="3644" meta:non-whitespace-character-count="3072"/>
  </office:meta>
</office:document-meta>
</file>